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3E89B37A37A.png" manifest:media-type="image/png"/>
  <manifest:file-entry manifest:full-path="Pictures/100002010000020000000200E0100270.png" manifest:media-type="image/png"/>
  <manifest:file-entry manifest:full-path="Pictures/10000201000002000000020087D06EB0.png" manifest:media-type="image/png"/>
  <manifest:file-entry manifest:full-path="Pictures/10000201000002000000020070CF4871.png" manifest:media-type="image/png"/>
  <manifest:file-entry manifest:full-path="Pictures/1000055E0000388E00007100B7D4960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42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svg:stroke-color="#00cc00" draw:marker-start-width="0.517cm" draw:marker-end="Arrow" draw:marker-end-width="0.617cm" draw:fill="none" draw:textarea-horizontal-align="center" draw:textarea-vertical-align="middle" fo:padding-top="0.23cm" fo:padding-bottom="0.461cm" fo:padding-left="0.355cm" fo:padding-right="0.355cm"/>
    </style:style>
    <style:style style:name="gr4" style:family="graphic" style:parent-style-name="Object_20_with_20_no_20_fill_20_and_20_no_20_line">
      <style:graphic-properties draw:textarea-vertical-align="bottom" fo:padding-top="0.914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dash" draw:stroke-dash="Fine_20_Dashed" svg:stroke-width="0.212cm" svg:stroke-color="#3399ff" draw:marker-start="Arrow" draw:marker-start-width="0.517cm" draw:marker-end="" draw:marker-end-width="0.617cm" draw:fill="none" draw:textarea-horizontal-align="center" draw:textarea-vertical-align="middle" fo:padding-top="0.23cm" fo:padding-bottom="0.461cm" fo:padding-left="0.355cm" fo:padding-right="0.355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674cm" svg:x="10.222cm" svg:y="13.991cm">
          <draw:text-box>
            <text:p/>
            <text:p/>
          </draw:text-box>
        </draw:frame>
        <draw:frame draw:style-name="gr2" draw:text-style-name="P2" draw:layer="layout" svg:width="2.032cm" svg:height="4.061cm" svg:x="3.032cm" svg:y="9.001cm">
          <draw:image xlink:href="Pictures/1000055E0000388E00007100B7D49604.svg" xlink:type="simple" xlink:show="embed" xlink:actuate="onLoad">
            <text:p/>
          </draw:image>
          <draw:image xlink:href="Pictures/10000201000001F4000003E89B37A37A.png" xlink:type="simple" xlink:show="embed" xlink:actuate="onLoad"/>
        </draw:frame>
        <draw:line draw:style-name="gr3" draw:text-style-name="P2" draw:layer="layout" svg:x1="5.318cm" svg:y1="10.779cm" svg:x2="10.779cm" svg:y2="10.779cm">
          <text:p text:style-name="P3">publish “22°C”</text:p>
          <text:p text:style-name="P3"/>
        </draw:line>
        <draw:frame draw:style-name="gr4" draw:text-style-name="P4" draw:layer="layout" svg:width="3.937cm" svg:height="3.937cm" svg:x="11.414cm" svg:y="9.001cm">
          <draw:image xlink:href="Pictures/10000201000002000000020070CF4871.png" xlink:type="simple" xlink:show="embed" xlink:actuate="onLoad">
            <text:p text:style-name="P4"/>
          </draw:image>
          <svg:title>MQTT Broker</svg:title>
        </draw:frame>
        <draw:frame draw:style-name="gr5" draw:text-style-name="P5" draw:layer="layout" svg:width="4.337cm" svg:height="0.962cm" svg:x="11.352cm" svg:y="12.992cm">
          <draw:text-box>
            <text:p>MQTT Broker</text:p>
          </draw:text-box>
        </draw:frame>
        <draw:frame draw:style-name="gr6" draw:text-style-name="P3" draw:layer="layout" svg:width="4.572cm" svg:height="4.572cm" svg:x="20.05cm" svg:y="3.921cm">
          <draw:image xlink:href="Pictures/10000201000002000000020087D06EB0.png" xlink:type="simple" xlink:show="embed" xlink:actuate="onLoad">
            <text:p/>
          </draw:image>
        </draw:frame>
        <draw:frame draw:style-name="gr6" draw:text-style-name="P3" draw:layer="layout" svg:width="4.318cm" svg:height="4.318cm" svg:x="20.558cm" svg:y="13.7cm">
          <draw:image xlink:href="Pictures/100002010000020000000200E0100270.png" xlink:type="simple" xlink:show="embed" xlink:actuate="onLoad">
            <text:p/>
          </draw:image>
        </draw:frame>
        <draw:line draw:style-name="gr3" draw:text-style-name="P2" draw:layer="layout" svg:x1="15.605cm" svg:y1="9.89cm" svg:x2="20.691cm" svg:y2="7.217cm">
          <text:p text:style-name="P3">“22°C”</text:p>
          <text:p text:style-name="P3"/>
        </draw:line>
        <draw:line draw:style-name="gr3" draw:text-style-name="P2" draw:layer="layout" svg:x1="15.351cm" svg:y1="12.811cm" svg:x2="20.304cm" svg:y2="17.002cm">
          <text:p text:style-name="P3">“22°C”</text:p>
          <text:p text:style-name="P3"/>
        </draw:line>
        <draw:line draw:style-name="gr7" draw:text-style-name="P2" draw:layer="layout" svg:x1="15.091cm" svg:y1="9.007cm" svg:x2="20.177cm" svg:y2="5.445cm">
          <text:p text:style-name="P3">subscribe</text:p>
          <text:p text:style-name="P3"/>
        </draw:line>
        <draw:line draw:style-name="gr7" draw:text-style-name="P2" draw:layer="layout" svg:x1="15.986cm" svg:y1="12.176cm" svg:x2="20.431cm" svg:y2="14.208cm">
          <text:p text:style-name="P3">subscribe</text:p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2:49:16.972136880</meta:creation-date>
    <dc:date>2016-01-02T17:38:47.980645393</dc:date>
    <meta:editing-duration>PT2H11M55S</meta:editing-duration>
    <meta:editing-cycles>13</meta:editing-cycles>
    <meta:generator>LibreOffice/4.4.6.3$Linux_X86_64 LibreOffice_project/40m0$Build-3</meta:generator>
    <meta:document-statistic meta:object-count="11"/>
  </office:meta>
</office:document-meta>
</file>